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8.44999980926514pt" fo:font-style="normal" style:text-underline-style="none" fo:font-weight="normal" style:text-blinking="false" fo:background-color="transparent"/>
    </style:style>
    <style:style style:name="P2"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8.44999980926514pt" fo:font-style="normal" style:text-underline-style="none" fo:font-weight="bold" style:text-blinking="false" fo:background-color="transparent"/>
    </style:style>
    <style:style style:name="P3" style:family="paragraph" style:parent-style-name="Text_20_body" style:list-style-name="L1">
      <style:paragraph-properties fo:margin-top="0in" fo:margin-bottom="0in"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8.44999980926514pt" fo:font-style="normal" style:text-underline-style="none" fo:font-weight="normal" style:text-blinking="false" fo:background-color="transparent"/>
    </style:style>
    <style:style style:name="P4" style:family="paragraph" style:parent-style-name="Text_20_body" style:list-style-name="L2">
      <style:paragraph-properties fo:margin-top="0in" fo:margin-bottom="0in"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8.44999980926514pt" fo:font-style="normal" style:text-underline-style="none" fo:font-weight="normal" style:text-blinking="false" fo:background-color="transparent"/>
    </style:style>
    <style:style style:name="P5" style:family="paragraph" style:parent-style-name="Text_20_body" style:list-style-name="L3">
      <style:paragraph-properties fo:margin-top="0in" fo:margin-bottom="0in"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8.44999980926514pt" fo:font-style="normal" style:text-underline-style="none" fo:font-weight="normal" style:text-blinking="false" fo:background-color="transparent"/>
    </style:style>
    <style:style style:name="P6" style:family="paragraph" style:parent-style-name="Text_20_body" style:list-style-name="L4">
      <style:paragraph-properties fo:margin-top="0in" fo:margin-bottom="0in"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8.44999980926514pt" fo:font-style="normal" style:text-underline-style="none" fo:font-weight="normal" style:text-blinking="false" fo:background-color="transparent"/>
    </style:style>
    <style:style style:name="P7" style:family="paragraph" style:parent-style-name="Text_20_body" style:list-style-name="L5">
      <style:paragraph-properties fo:margin-top="0in" fo:margin-bottom="0in"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8.44999980926514pt" fo:font-style="normal" style:text-underline-style="none" fo:font-weight="normal" style:text-blinking="false" fo:background-color="transparent"/>
    </style:style>
    <style:style style:name="P8" style:family="paragraph" style:parent-style-name="Text_20_body" style:list-style-name="L6">
      <style:paragraph-properties fo:margin-top="0in" fo:margin-bottom="0in"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8.44999980926514pt" fo:font-style="normal" style:text-underline-style="none" fo:font-weight="normal" style:text-blinking="false" fo:background-color="transparent"/>
    </style:style>
    <style:style style:name="P9" style:family="paragraph" style:parent-style-name="Text_20_body" style:list-style-name="L7">
      <style:paragraph-properties fo:margin-top="0in" fo:margin-bottom="0in"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8.44999980926514pt" fo:font-style="normal" style:text-underline-style="none" fo:font-weight="normal" style:text-blinking="false" fo:background-color="transparent"/>
    </style:style>
    <style:style style:name="P10" style:family="paragraph" style:parent-style-name="Text_20_body" style:list-style-name="L8">
      <style:paragraph-properties fo:margin-top="0in" fo:margin-bottom="0in"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8.44999980926514pt" fo:font-style="normal" style:text-underline-style="none" fo:font-weight="normal" style:text-blinking="false" fo:background-color="transparent"/>
    </style:style>
    <style:style style:name="P11" style:family="paragraph" style:parent-style-name="Text_20_body" style:list-style-name="L9">
      <style:paragraph-properties fo:margin-top="0in" fo:margin-bottom="0in"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8.44999980926514pt" fo:font-style="normal" style:text-underline-style="none" fo:font-weight="normal" style:text-blinking="false" fo:background-color="transparent"/>
    </style:style>
    <style:style style:name="P12" style:family="paragraph" style:parent-style-name="Text_20_body" style:list-style-name="L10">
      <style:paragraph-properties fo:margin-top="0in" fo:margin-bottom="0in"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8.44999980926514pt" fo:font-style="normal" style:text-underline-style="none" fo:font-weight="normal" style:text-blinking="false" fo:background-color="transparent"/>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a026bb0c-c40d-d8aa-6ca0-f7828ee85e8c"/>User Requirements (condensed)</text:p>
      <text:p text:style-name="Text_20_body"/>
      <text:list xml:id="list8840971365887337566" text:style-name="L1">
        <text:list-item>
          <text:p text:style-name="P3">The student should be able to create a profile that includes a username, password, EID, name, major/minor, expected grad year, handbook they're following, and type(s) of honors being pursued.</text:p>
        </text:list-item>
        <text:list-item>
          <text:p text:style-name="P3">The student should be able to change handbook, type, major/minor, expected grad year</text:p>
        </text:list-item>
        <text:list-item>
          <text:p text:style-name="P3">The student should be able to receive prompts for next steps. This is very vague. I presume this is the coaching?</text:p>
        </text:list-item>
        <text:list-item>
          <text:p text:style-name="P3">The student should be able to view in progress requirements on a separate page.</text:p>
        </text:list-item>
        <text:list-item>
          <text:p text:style-name="P3">The student should be able to view more information from a drop down option for each requirement. By more information, I presume this means sub-requirements. Correct?</text:p>
        </text:list-item>
        <text:list-item>
          <text:p text:style-name="P3">The student should be able to view a definition of a requirement by clicking on a question mark by the requirement name.</text:p>
        </text:list-item>
        <text:list-item>
          <text:p text:style-name="P3">The student should be able to view each type of honors' checklist individually.</text:p>
        </text:list-item>
        <text:list-item>
          <text:p text:style-name="P3">The student should be able to differentiate between complete (green) in progress (yellow) and not started (black) Would black just be an empty checkbox? The traffic light pattern of green, yellow, and red seems the most logical here, but it seems like there may have been discussion about not using red.</text:p>
        </text:list-item>
        <text:list-item>
          <text:p text:style-name="P3">The admin should be able to edit and create new handbooks that include default choices to check off. Can someone explain this a bit more? What is meant by default choices? Like, default requirements?</text:p>
        </text:list-item>
        <text:list-item>
          <text:p text:style-name="P3">The admin should be able search for information being documented by students. What type of information are we talking about, and is this on a student by student basis? Initially John mentioned the desire to know total number of honors students pursuing each designation. Would this be individually identifiable information, like Joey is majoring in Biology? This sounds a bit like scope creep to me, but as of now, I’m just misinformed.</text:p>
        </text:list-item>
      </text:list>
      <text:p text:style-name="Text_20_body"/>
      <text:p text:style-name="P1">User Requirements (from meeting)</text:p>
      <text:p text:style-name="Text_20_body"/>
      <text:list xml:id="list7191464275379993025" text:style-name="L2">
        <text:list-item>
          <text:p text:style-name="P4">The student should be able to login.</text:p>
        </text:list-item>
        <text:list-item>
          <text:p text:style-name="P4">The student should be able to choose which handbook they are following.</text:p>
        </text:list-item>
        <text:list-item>
          <text:p text:style-name="P4">The student should be able to choose what type (distinction, program) of honors student they are.</text:p>
        </text:list-item>
        <text:list-item>
          <text:p text:style-name="P4">The student should be able to change year and type.</text:p>
        </text:list-item>
        <text:list-item>
          <text:p text:style-name="P4">The student should be able to opt in/out of notifications and reminders.</text:p>
        </text:list-item>
        <text:list-item>
          <text:p text:style-name="P4">The student should be able to receive notifications/prompts about the next step in an in progress requirements. </text:p>
        </text:list-item>
        <text:list-item>
          <text:p text:style-name="P4">The student should be able to see more information about specific requirements.</text:p>
        </text:list-item>
        <text:list-item>
          <text:p text:style-name="P4">The student should be able to view each requirement in detail or see the checklist as a general view.</text:p>
        </text:list-item>
        <text:list-item>
          <text:p text:style-name="P4">The student should be able to view in progress requirements separately from the main checklist.</text:p>
        </text:list-item>
        <text:list-item>
          <text:p text:style-name="P4">The student should be able to view each type of honors checklist separately.</text:p>
        </text:list-item>
        <text:list-item>
          <text:p text:style-name="P4">Complete requirements should be green.</text:p>
        </text:list-item>
        <text:list-item>
          <text:p text:style-name="P4">In progress/Not complete requirements should be yellow (red is angry).</text:p>
        </text:list-item>
        <text:list-item>
          <text:p text:style-name="P4">Requirements that haven’t been started are grey/black.</text:p>
        </text:list-item>
        <text:list-item>
          <text:p text:style-name="P4">The admin should be able to create/update handbook information for the checklists.</text:p>
        </text:list-item>
        <text:list-item>
          <text:p text:style-name="P4">The admin should be able to edit old handbook information and save it as a new one.</text:p>
        </text:list-item>
        <text:list-item>
          <text:p text:style-name="P4">The admin should be able to view statistics for number of types of students and number of students following each handbook.</text:p>
        </text:list-item>
        <text:list-item>
          <text:p text:style-name="P4">The style of the app should follow the colors and style of the honors web page.</text:p>
        </text:list-item>
        <text:list-item>
          <text:p text:style-name="P4">Admin needs to be able to name star lecture series - title year number presenter</text:p>
        </text:list-item>
        <text:list-item>
          <text:p text:style-name="P4">Student should be able to select defaults from a dropdown list to complete cultural experiences </text:p>
        </text:list-item>
        <text:list-item>
          <text:p text:style-name="P4">Admin should be able to input defaults options</text:p>
        </text:list-item>
        <text:list-item>
          <text:p text:style-name="P4">Student help screen</text:p>
        </text:list-item>
        <text:list-item>
          <text:p text:style-name="P4">Storing expected Graduation Year (for scheduling exit interview) and Major/Minor</text:p>
        </text:list-item>
        <text:list-item>
          <text:p text:style-name="P4">Notification of Exit Interview at the start of semester/year</text:p>
        </text:list-item>
      </text:list>
      <text:p text:style-name="Text_20_body"/>
      <text:p text:style-name="P2"><text:soft-page-break/>Categorized Version</text:p>
      <text:p text:style-name="Text_20_body"/>
      <text:p text:style-name="P2">Account Creation</text:p>
      <text:list xml:id="list3902618185046244331" text:style-name="L3">
        <text:list-item>
          <text:p text:style-name="P5">Username</text:p>
        </text:list-item>
        <text:list-item>
          <text:p text:style-name="P5">Password</text:p>
        </text:list-item>
        <text:list-item>
          <text:p text:style-name="P5">Name</text:p>
        </text:list-item>
        <text:list-item>
          <text:p text:style-name="P5">EID</text:p>
        </text:list-item>
        <text:list-item>
          <text:p text:style-name="P5">Handbook</text:p>
        </text:list-item>
        <text:list-item>
          <text:p text:style-name="P5">Honors Designation</text:p>
        </text:list-item>
        <text:list-item>
          <text:p text:style-name="P5">Expected Graduation</text:p>
        </text:list-item>
        <text:list-item>
          <text:p text:style-name="P5">Major/Minor</text:p>
        </text:list-item>
        <text:list-item>
          <text:p text:style-name="P5">Email?</text:p>
        </text:list-item>
      </text:list>
      <text:p text:style-name="Text_20_body"/>
      <text:p text:style-name="P2">Settings</text:p>
      <text:list xml:id="list3427421088636238614" text:style-name="L4">
        <text:list-item>
          <text:p text:style-name="P6">Change handbook, expected grad year, major, minor, and honors designation.</text:p>
        </text:list-item>
        <text:list-item>
          <text:p text:style-name="P6">Opt in/out of notifications and reminders</text:p>
        </text:list-item>
      </text:list>
      <text:p text:style-name="Text_20_body"/>
      <text:p text:style-name="P2">Checklist View</text:p>
      <text:list xml:id="list8154312642266018782" text:style-name="L5">
        <text:list-item>
          <text:p text:style-name="P7">The student should be able to see more information about specific requirements.</text:p>
        </text:list-item>
        <text:list-item>
          <text:p text:style-name="P7">The student should be able to view each requirement in detail or see the checklist as a general view.</text:p>
        </text:list-item>
        <text:list-item>
          <text:p text:style-name="P7">The student should be able to view each type of honors checklist separately.</text:p>
        </text:list-item>
        <text:list-item>
          <text:p text:style-name="P7">Completed requirements should be green.</text:p>
        </text:list-item>
        <text:list-item>
          <text:p text:style-name="P7">In progress/Not complete requirements should be yellow (red is angry).</text:p>
        </text:list-item>
        <text:list-item>
          <text:p text:style-name="P7">Requirements that haven’t been started are grey/black.</text:p>
        </text:list-item>
        <text:list-item>
          <text:p text:style-name="P7">Student should be able to select defaults from a dropdown list to complete cultural experiences </text:p>
        </text:list-item>
      </text:list>
      <text:p text:style-name="Text_20_body"/>
      <text:p text:style-name="P2">In Progress View</text:p>
      <text:list xml:id="list8766351704708795454" text:style-name="L6">
        <text:list-item>
          <text:p text:style-name="P8">The student should be able to view in progress requirements separately from the main checklist.</text:p>
        </text:list-item>
      </text:list>
      <text:p text:style-name="Text_20_body"/>
      <text:p text:style-name="P2">Notifications</text:p>
      <text:list xml:id="list7483384929636183222" text:style-name="L7">
        <text:list-item>
          <text:p text:style-name="P9">The student should be able to receive notifications/prompts about the next step in an in progress requirements. </text:p>
        </text:list-item>
        <text:list-item>
          <text:p text:style-name="P9">Notification of Exit Interview at the start of semester/year</text:p>
        </text:list-item>
      </text:list>
      <text:p text:style-name="Text_20_body"/>
      <text:p text:style-name="P2">Administrative</text:p>
      <text:list xml:id="list3069903626782155620" text:style-name="L8">
        <text:list-item>
          <text:p text:style-name="P10">The admin should be able to create/update handbook information for the checklists.</text:p>
        </text:list-item>
        <text:list-item>
          <text:p text:style-name="P10">The admin should be able to edit old handbook information and save it as a new one.</text:p>
        </text:list-item>
        <text:list-item>
          <text:p text:style-name="P10">The admin should be able to view statistics for number of types of students and number of students following each handbook.</text:p>
        </text:list-item>
        <text:list-item>
          <text:p text:style-name="P10">Admin needs to be able to name star lecture series - title year number presenter</text:p>
        </text:list-item>
        <text:list-item>
          <text:p text:style-name="P10">Admin should be able to input defaults options</text:p>
        </text:list-item>
        <text:list-item>
          <text:p text:style-name="P10">Admin should be able to search for information provided by students.</text:p>
        </text:list-item>
      </text:list>
      <text:p text:style-name="Text_20_body"/>
      <text:p text:style-name="P2">General Design</text:p>
      <text:list xml:id="list3804949643589936425" text:style-name="L9">
        <text:list-item>
          <text:p text:style-name="P11"><text:soft-page-break/>The style of the app should follow the colors and style of the honors web page.</text:p>
        </text:list-item>
      </text:list>
      <text:p text:style-name="Text_20_body"/>
      <text:p text:style-name="P2">Other</text:p>
      <text:list xml:id="list7680548150832345449" text:style-name="L10">
        <text:list-item>
          <text:p text:style-name="P12">The student should be able to login.</text:p>
        </text:list-item>
        <text:list-item>
          <text:p text:style-name="P12">Student Help Screen</text:p>
        </text:list-item>
        <text:list-item>
          <text:p text:style-name="P12">Full Honors (speak to your Honors Advisor)</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23:03:51.727163000</meta:creation-date>
    <dc:date>2015-02-25T23:04:14.099148000</dc:date>
    <meta:editing-duration>P0D</meta:editing-duration>
    <meta:editing-cycles>1</meta:editing-cycles>
    <meta:document-statistic meta:table-count="0" meta:image-count="0" meta:object-count="0" meta:page-count="3" meta:paragraph-count="75" meta:word-count="928" meta:character-count="5402" meta:non-whitespace-character-count="4609"/>
    <meta:generator>LibreOffice/4.2.8.2$MacOSX_x86 LibreOffice_project/48d50dbfc06349262c9d50868e5c1f630a573ebd</meta:generator>
  </office:meta>
</office:document-meta>
</file>